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3681in" svg:y="40.6713in">
            <draw:object draw:notify-on-update-of-ranges="Sheet1.B1:Sheet1.B1 Sheet1.B2:Sheet1.B256 Sheet1.C1:Sheet1.C1 Sheet1.C2:Sheet1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715224" calcext:value-type="float">
            <text:p>237152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515553" calcext:value-type="float">
            <text:p>165155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176048" calcext:value-type="float">
            <text:p>1217604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16778" calcext:value-type="float">
            <text:p>951677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239940" calcext:value-type="float">
            <text:p>82399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09486" calcext:value-type="float">
            <text:p>700948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38258" calcext:value-type="float">
            <text:p>643825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44123" calcext:value-type="float">
            <text:p>55441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39356" calcext:value-type="float">
            <text:p>503935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70100" calcext:value-type="float">
            <text:p>45701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163826" calcext:value-type="float">
            <text:p>41638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69906" calcext:value-type="float">
            <text:p>386990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585905" calcext:value-type="float">
            <text:p>35859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81758" calcext:value-type="float">
            <text:p>33817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10866" calcext:value-type="float">
            <text:p>321086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63233" calcext:value-type="float">
            <text:p>29632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773340" calcext:value-type="float">
            <text:p>277334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624029" calcext:value-type="float">
            <text:p>26240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90228" calcext:value-type="float">
            <text:p>24902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89956" calcext:value-type="float">
            <text:p>238995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280904" calcext:value-type="float">
            <text:p>228090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77412" calcext:value-type="float">
            <text:p>21774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95742" calcext:value-type="float">
            <text:p>209574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2215" calcext:value-type="float">
            <text:p>202221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32630" calcext:value-type="float">
            <text:p>193263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63195" calcext:value-type="float">
            <text:p>186319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81264" calcext:value-type="float">
            <text:p>178126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18879" calcext:value-type="float">
            <text:p>171887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67511" calcext:value-type="float">
            <text:p>166751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21642" calcext:value-type="float">
            <text:p>162164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579286" calcext:value-type="float">
            <text:p>157928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20124" calcext:value-type="float">
            <text:p>152012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472943" calcext:value-type="float">
            <text:p>147294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22591" calcext:value-type="float">
            <text:p>142259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72855" calcext:value-type="float">
            <text:p>137285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35305" calcext:value-type="float">
            <text:p>133530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08712" calcext:value-type="float">
            <text:p>130871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82352" calcext:value-type="float">
            <text:p>128235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51015" calcext:value-type="float">
            <text:p>125101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27992" calcext:value-type="float">
            <text:p>122799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199486" calcext:value-type="float">
            <text:p>119948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168389" calcext:value-type="float">
            <text:p>116838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42477" calcext:value-type="float">
            <text:p>114247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16001" calcext:value-type="float">
            <text:p>111600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84648" calcext:value-type="float">
            <text:p>108464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59818" calcext:value-type="float">
            <text:p>105981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29255" calcext:value-type="float">
            <text:p>102925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09239" calcext:value-type="float">
            <text:p>100923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79496" calcext:value-type="float">
            <text:p>97949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953304" calcext:value-type="float">
            <text:p>95330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931385" calcext:value-type="float">
            <text:p>93138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922628" calcext:value-type="float">
            <text:p>92262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907876" calcext:value-type="float">
            <text:p>90787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898044" calcext:value-type="float">
            <text:p>89804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885799" calcext:value-type="float">
            <text:p>88579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73431" calcext:value-type="float">
            <text:p>87343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63045" calcext:value-type="float">
            <text:p>86304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48694" calcext:value-type="float">
            <text:p>84869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32477" calcext:value-type="float">
            <text:p>83247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24990" calcext:value-type="float">
            <text:p>82499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809454" calcext:value-type="float">
            <text:p>80945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801297" calcext:value-type="float">
            <text:p>80129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786694" calcext:value-type="float">
            <text:p>78669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71384" calcext:value-type="float">
            <text:p>77138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62516" calcext:value-type="float">
            <text:p>76251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50242" calcext:value-type="float">
            <text:p>75024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8500" calcext:value-type="float">
            <text:p>73850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24705" calcext:value-type="float">
            <text:p>72470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10294" calcext:value-type="float">
            <text:p>71029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02381" calcext:value-type="float">
            <text:p>70238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90938" calcext:value-type="float">
            <text:p>69093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73467" calcext:value-type="float">
            <text:p>67346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65531" calcext:value-type="float">
            <text:p>66553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51981" calcext:value-type="float">
            <text:p>65198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38958" calcext:value-type="float">
            <text:p>63895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25288" calcext:value-type="float">
            <text:p>62528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12620" calcext:value-type="float">
            <text:p>61262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602455" calcext:value-type="float">
            <text:p>60245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90416" calcext:value-type="float">
            <text:p>59041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77422" calcext:value-type="float">
            <text:p>57742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565621" calcext:value-type="float">
            <text:p>56562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55167" calcext:value-type="float">
            <text:p>55516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42637" calcext:value-type="float">
            <text:p>54263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29113" calcext:value-type="float">
            <text:p>52911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522490" calcext:value-type="float">
            <text:p>52249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19426" calcext:value-type="float">
            <text:p>51942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517389" calcext:value-type="float">
            <text:p>517389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13286" calcext:value-type="float">
            <text:p>51328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10317" calcext:value-type="float">
            <text:p>51031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506953" calcext:value-type="float">
            <text:p>50695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503869" calcext:value-type="float">
            <text:p>50386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500017" calcext:value-type="float">
            <text:p>50001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96999" calcext:value-type="float">
            <text:p>49699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95573" calcext:value-type="float">
            <text:p>49557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88179" calcext:value-type="float">
            <text:p>48817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91248" calcext:value-type="float">
            <text:p>49124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85846" calcext:value-type="float">
            <text:p>48584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81321" calcext:value-type="float">
            <text:p>48132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80824" calcext:value-type="float">
            <text:p>48082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476569" calcext:value-type="float">
            <text:p>476569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471523" calcext:value-type="float">
            <text:p>47152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470322" calcext:value-type="float">
            <text:p>47032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467886" calcext:value-type="float">
            <text:p>46788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64309" calcext:value-type="float">
            <text:p>464309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460748" calcext:value-type="float">
            <text:p>460748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457916" calcext:value-type="float">
            <text:p>45791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453471" calcext:value-type="float">
            <text:p>45347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451680" calcext:value-type="float">
            <text:p>45168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47144" calcext:value-type="float">
            <text:p>447144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44693" calcext:value-type="float">
            <text:p>444693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437095" calcext:value-type="float">
            <text:p>43709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441512" calcext:value-type="float">
            <text:p>44151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38006" calcext:value-type="float">
            <text:p>43800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32257" calcext:value-type="float">
            <text:p>432257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32680" calcext:value-type="float">
            <text:p>43268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26065" calcext:value-type="float">
            <text:p>426065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24565" calcext:value-type="float">
            <text:p>42456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20263" calcext:value-type="float">
            <text:p>42026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15951" calcext:value-type="float">
            <text:p>41595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415608" calcext:value-type="float">
            <text:p>41560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412467" calcext:value-type="float">
            <text:p>412467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08060" calcext:value-type="float">
            <text:p>40806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03984" calcext:value-type="float">
            <text:p>40398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402604" calcext:value-type="float">
            <text:p>40260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99104" calcext:value-type="float">
            <text:p>399104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394971" calcext:value-type="float">
            <text:p>39497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399444" calcext:value-type="float">
            <text:p>399444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388150" calcext:value-type="float">
            <text:p>38815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84948" calcext:value-type="float">
            <text:p>384948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382824" calcext:value-type="float">
            <text:p>38282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380939" calcext:value-type="float">
            <text:p>380939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379091" calcext:value-type="float">
            <text:p>37909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373768" calcext:value-type="float">
            <text:p>37376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371318" calcext:value-type="float">
            <text:p>371318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370783" calcext:value-type="float">
            <text:p>370783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365221" calcext:value-type="float">
            <text:p>36522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62512" calcext:value-type="float">
            <text:p>362512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359299" calcext:value-type="float">
            <text:p>35929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56344" calcext:value-type="float">
            <text:p>356344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354134" calcext:value-type="float">
            <text:p>354134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49908" calcext:value-type="float">
            <text:p>349908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47629" calcext:value-type="float">
            <text:p>347629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345916" calcext:value-type="float">
            <text:p>345916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40023" calcext:value-type="float">
            <text:p>340023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37365" calcext:value-type="float">
            <text:p>337365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334907" calcext:value-type="float">
            <text:p>33490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331772" calcext:value-type="float">
            <text:p>33177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330010" calcext:value-type="float">
            <text:p>33001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5085" calcext:value-type="float">
            <text:p>32508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22023" calcext:value-type="float">
            <text:p>322023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317874" calcext:value-type="float">
            <text:p>31787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16976" calcext:value-type="float">
            <text:p>31697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13396" calcext:value-type="float">
            <text:p>313396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309959" calcext:value-type="float">
            <text:p>309959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306881" calcext:value-type="float">
            <text:p>30688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305539" calcext:value-type="float">
            <text:p>30553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299975" calcext:value-type="float">
            <text:p>299975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298903" calcext:value-type="float">
            <text:p>29890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97532" calcext:value-type="float">
            <text:p>29753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90953" calcext:value-type="float">
            <text:p>29095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289583" calcext:value-type="float">
            <text:p>28958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284963" calcext:value-type="float">
            <text:p>28496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83220" calcext:value-type="float">
            <text:p>28322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80811" calcext:value-type="float">
            <text:p>28081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274720" calcext:value-type="float">
            <text:p>27472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73625" calcext:value-type="float">
            <text:p>273625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273918" calcext:value-type="float">
            <text:p>27391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67364" calcext:value-type="float">
            <text:p>26736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64903" calcext:value-type="float">
            <text:p>264903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61691" calcext:value-type="float">
            <text:p>26169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256065" calcext:value-type="float">
            <text:p>256065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256825" calcext:value-type="float">
            <text:p>256825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50771" calcext:value-type="float">
            <text:p>250771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247730" calcext:value-type="float">
            <text:p>247730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241927" calcext:value-type="float">
            <text:p>241927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244319" calcext:value-type="float">
            <text:p>24431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240016" calcext:value-type="float">
            <text:p>24001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37620" calcext:value-type="float">
            <text:p>23762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35079" calcext:value-type="float">
            <text:p>235079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231102" calcext:value-type="float">
            <text:p>231102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27484" calcext:value-type="float">
            <text:p>22748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23662" calcext:value-type="float">
            <text:p>22366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219623" calcext:value-type="float">
            <text:p>219623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18556" calcext:value-type="float">
            <text:p>21855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215706" calcext:value-type="float">
            <text:p>21570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212034" calcext:value-type="float">
            <text:p>212034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7528" calcext:value-type="float">
            <text:p>20752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06987" calcext:value-type="float">
            <text:p>206987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2586" calcext:value-type="float">
            <text:p>20258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0320" calcext:value-type="float">
            <text:p>20032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90614" calcext:value-type="float">
            <text:p>19061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95040" calcext:value-type="float">
            <text:p>19504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90260" calcext:value-type="float">
            <text:p>19026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87576" calcext:value-type="float">
            <text:p>187576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84515" calcext:value-type="float">
            <text:p>184515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81159" calcext:value-type="float">
            <text:p>18115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77654" calcext:value-type="float">
            <text:p>17765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75625" calcext:value-type="float">
            <text:p>17562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72821" calcext:value-type="float">
            <text:p>17282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69118" calcext:value-type="float">
            <text:p>16911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65772" calcext:value-type="float">
            <text:p>16577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62123" calcext:value-type="float">
            <text:p>16212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59242" calcext:value-type="float">
            <text:p>159242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56988" calcext:value-type="float">
            <text:p>15698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53310" calcext:value-type="float">
            <text:p>15331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50388" calcext:value-type="float">
            <text:p>150388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49495" calcext:value-type="float">
            <text:p>149495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44814" calcext:value-type="float">
            <text:p>14481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42624" calcext:value-type="float">
            <text:p>142624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37632" calcext:value-type="float">
            <text:p>137632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35943" calcext:value-type="float">
            <text:p>135943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32341" calcext:value-type="float">
            <text:p>13234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28357" calcext:value-type="float">
            <text:p>128357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26223" calcext:value-type="float">
            <text:p>126223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23789" calcext:value-type="float">
            <text:p>123789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19863" calcext:value-type="float">
            <text:p>119863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16851" calcext:value-type="float">
            <text:p>11685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12926" calcext:value-type="float">
            <text:p>112926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11291" calcext:value-type="float">
            <text:p>111291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07705" calcext:value-type="float">
            <text:p>107705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04489" calcext:value-type="float">
            <text:p>104489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02097" calcext:value-type="float">
            <text:p>10209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96891" calcext:value-type="float">
            <text:p>96891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95092" calcext:value-type="float">
            <text:p>95092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91434" calcext:value-type="float">
            <text:p>91434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88367" calcext:value-type="float">
            <text:p>8836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85404" calcext:value-type="float">
            <text:p>85404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82815" calcext:value-type="float">
            <text:p>82815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79840" calcext:value-type="float">
            <text:p>7984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76212" calcext:value-type="float">
            <text:p>76212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74241" calcext:value-type="float">
            <text:p>74241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70438" calcext:value-type="float">
            <text:p>7043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67147" calcext:value-type="float">
            <text:p>6714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64915" calcext:value-type="float">
            <text:p>6491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62473" calcext:value-type="float">
            <text:p>62473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9583" calcext:value-type="float">
            <text:p>59583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6132" calcext:value-type="float">
            <text:p>56132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51430" calcext:value-type="float">
            <text:p>5143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7418" calcext:value-type="float">
            <text:p>4741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45180" calcext:value-type="float">
            <text:p>45180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42752" calcext:value-type="float">
            <text:p>4275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40025" calcext:value-type="float">
            <text:p>40025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37828" calcext:value-type="float">
            <text:p>3782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33964" calcext:value-type="float">
            <text:p>33964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30283" calcext:value-type="float">
            <text:p>30283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7333" calcext:value-type="float">
            <text:p>27333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4775" calcext:value-type="float">
            <text:p>24775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3133" calcext:value-type="float">
            <text:p>2313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9639" calcext:value-type="float">
            <text:p>19639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6734" calcext:value-type="float">
            <text:p>16734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8927" calcext:value-type="float">
            <text:p>8927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1:15:41.297141028</meta:creation-date>
    <dc:date>2024-03-02T03:00:04.003742174</dc:date>
    <meta:editing-duration>PT4M2S</meta:editing-duration>
    <meta:editing-cycles>1</meta:editing-cycles>
    <meta:document-statistic meta:table-count="1" meta:cell-count="5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dash" draw:stroke-dash="Dash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02cm" svg:y="4.212cm" style:legend-expansion="high" chart:style-name="ch2"/>
        <chart:plot-area chart:style-name="ch3" table:cell-range-address="Sheet1.B1:Sheet1.C256" chart:data-source-has-labels="row" svg:x="0.32cm" svg:y="0.068cm" svg:width="14.361cm" svg:height="8.639cm">
          <chart:coordinate-region svg:x="2.161cm" svg:y="0.256cm" svg:width="12.22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56" chart:label-cell-address="Sheet1.C1:Sheet1.C1" chart:class="chart:scatter">
            <chart:domain table:cell-range-address="Sheet1.B2:Sheet1.B256"/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2:Sheet1.B256</svg:desc>
                </draw:g>
              </table:table-cell>
              <table:table-cell office:value-type="float" office:value="23715224">
                <text:p>23715224</text:p>
                <draw:g>
                  <svg:desc>Sheet1.C2:Sheet1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515553">
                <text:p>16515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176048">
                <text:p>12176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516778">
                <text:p>9516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239940">
                <text:p>82399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009486">
                <text:p>7009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438258">
                <text:p>6438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544123">
                <text:p>5544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039356">
                <text:p>5039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570100">
                <text:p>4570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163826">
                <text:p>4163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869906">
                <text:p>3869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585905">
                <text:p>3585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381758">
                <text:p>3381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210866">
                <text:p>3210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963233">
                <text:p>2963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773340">
                <text:p>2773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624029">
                <text:p>2624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490228">
                <text:p>2490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89956">
                <text:p>2389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80904">
                <text:p>2280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77412">
                <text:p>2177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095742">
                <text:p>2095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022215">
                <text:p>2022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932630">
                <text:p>19326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863195">
                <text:p>1863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781264">
                <text:p>1781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718879">
                <text:p>1718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667511">
                <text:p>1667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621642">
                <text:p>1621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579286">
                <text:p>1579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520124">
                <text:p>1520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472943">
                <text:p>1472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422591">
                <text:p>1422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372855">
                <text:p>1372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335305">
                <text:p>1335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308712">
                <text:p>1308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282352">
                <text:p>1282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251015">
                <text:p>1251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227992">
                <text:p>1227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199486">
                <text:p>1199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168389">
                <text:p>1168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142477">
                <text:p>1142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116001">
                <text:p>1116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084648">
                <text:p>1084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059818">
                <text:p>1059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029255">
                <text:p>1029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009239">
                <text:p>10092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79496">
                <text:p>979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53304">
                <text:p>953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31385">
                <text:p>931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922628">
                <text:p>9226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907876">
                <text:p>907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898044">
                <text:p>898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885799">
                <text:p>885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873431">
                <text:p>873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863045">
                <text:p>863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848694">
                <text:p>8486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832477">
                <text:p>832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824990">
                <text:p>8249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809454">
                <text:p>8094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801297">
                <text:p>8012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786694">
                <text:p>7866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771384">
                <text:p>7713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762516">
                <text:p>762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750242">
                <text:p>750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38500">
                <text:p>738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24705">
                <text:p>724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0294">
                <text:p>710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2381">
                <text:p>7023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690938">
                <text:p>690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673467">
                <text:p>673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665531">
                <text:p>665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651981">
                <text:p>651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638958">
                <text:p>638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625288">
                <text:p>625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612620">
                <text:p>6126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602455">
                <text:p>602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590416">
                <text:p>5904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577422">
                <text:p>5774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565621">
                <text:p>5656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555167">
                <text:p>555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542637">
                <text:p>5426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529113">
                <text:p>529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522490">
                <text:p>5224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519426">
                <text:p>519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17389">
                <text:p>517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513286">
                <text:p>513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510317">
                <text:p>510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506953">
                <text:p>50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503869">
                <text:p>503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500017">
                <text:p>500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496999">
                <text:p>496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495573">
                <text:p>4955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488179">
                <text:p>4881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491248">
                <text:p>491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485846">
                <text:p>4858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481321">
                <text:p>481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480824">
                <text:p>480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476569">
                <text:p>476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471523">
                <text:p>4715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470322">
                <text:p>470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467886">
                <text:p>467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464309">
                <text:p>464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460748">
                <text:p>460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457916">
                <text:p>457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453471">
                <text:p>4534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451680">
                <text:p>4516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447144">
                <text:p>447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444693">
                <text:p>444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437095">
                <text:p>4370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441512">
                <text:p>4415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438006">
                <text:p>438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432257">
                <text:p>4322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432680">
                <text:p>432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426065">
                <text:p>426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424565">
                <text:p>4245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420263">
                <text:p>4202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415951">
                <text:p>415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415608">
                <text:p>415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412467">
                <text:p>4124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408060">
                <text:p>4080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403984">
                <text:p>403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402604">
                <text:p>4026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399104">
                <text:p>399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394971">
                <text:p>3949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399444">
                <text:p>399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388150">
                <text:p>3881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384948">
                <text:p>3849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382824">
                <text:p>382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380939">
                <text:p>380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379091">
                <text:p>3790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373768">
                <text:p>373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371318">
                <text:p>3713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370783">
                <text:p>3707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365221">
                <text:p>365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362512">
                <text:p>362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359299">
                <text:p>3592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356344">
                <text:p>356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354134">
                <text:p>354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349908">
                <text:p>3499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347629">
                <text:p>3476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345916">
                <text:p>345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340023">
                <text:p>3400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337365">
                <text:p>3373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334907">
                <text:p>334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331772">
                <text:p>331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330010">
                <text:p>3300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325085">
                <text:p>3250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322023">
                <text:p>322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317874">
                <text:p>3178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316976">
                <text:p>3169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313396">
                <text:p>3133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309959">
                <text:p>3099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306881">
                <text:p>3068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305539">
                <text:p>3055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299975">
                <text:p>2999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298903">
                <text:p>2989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297532">
                <text:p>2975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290953">
                <text:p>2909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289583">
                <text:p>2895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284963">
                <text:p>284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283220">
                <text:p>2832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280811">
                <text:p>280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274720">
                <text:p>2747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273625">
                <text:p>273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273918">
                <text:p>2739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267364">
                <text:p>2673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264903">
                <text:p>2649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261691">
                <text:p>2616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256065">
                <text:p>2560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256825">
                <text:p>2568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250771">
                <text:p>2507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247730">
                <text:p>2477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241927">
                <text:p>2419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244319">
                <text:p>2443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240016">
                <text:p>240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237620">
                <text:p>2376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235079">
                <text:p>2350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231102">
                <text:p>23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227484">
                <text:p>2274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23662">
                <text:p>2236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219623">
                <text:p>2196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218556">
                <text:p>2185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215706">
                <text:p>2157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212034">
                <text:p>2120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207528">
                <text:p>2075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206987">
                <text:p>206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202586">
                <text:p>2025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200320">
                <text:p>2003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0614">
                <text:p>190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5040">
                <text:p>1950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0260">
                <text:p>1902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87576">
                <text:p>187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84515">
                <text:p>1845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81159">
                <text:p>1811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77654">
                <text:p>177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75625">
                <text:p>175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172821">
                <text:p>1728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69118">
                <text:p>1691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165772">
                <text:p>1657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162123">
                <text:p>1621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159242">
                <text:p>1592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156988">
                <text:p>156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153310">
                <text:p>1533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150388">
                <text:p>1503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149495">
                <text:p>1494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144814">
                <text:p>1448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142624">
                <text:p>142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137632">
                <text:p>1376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135943">
                <text:p>1359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132341">
                <text:p>132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128357">
                <text:p>1283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126223">
                <text:p>1262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123789">
                <text:p>1237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119863">
                <text:p>1198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116851">
                <text:p>1168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112926">
                <text:p>1129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111291">
                <text:p>1112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107705">
                <text:p>1077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104489">
                <text:p>104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102097">
                <text:p>1020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96891">
                <text:p>968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95092">
                <text:p>950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91434">
                <text:p>914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88367">
                <text:p>883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85404">
                <text:p>854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82815">
                <text:p>82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79840">
                <text:p>798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76212">
                <text:p>762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74241">
                <text:p>742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70438">
                <text:p>704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67147">
                <text:p>671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64915">
                <text:p>649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62473">
                <text:p>624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59583">
                <text:p>595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56132">
                <text:p>56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51430">
                <text:p>514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47418">
                <text:p>474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45180">
                <text:p>45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42752">
                <text:p>427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40025">
                <text:p>400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37828">
                <text:p>378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33964">
                <text:p>339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30283">
                <text:p>302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7333">
                <text:p>27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775">
                <text:p>247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3133">
                <text:p>231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16734">
                <text:p>167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